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ow to generate ssh key and do operations on it.</text:p>
      <text:p text:style-name="Standard"><text:s/>command: {ssh-keygen -t rsa -b 4096}</text:p>
      <text:p text:style-name="Standard"><text:s/>this will ask you passpharase if you dont need hit enter and you key will generate</text:p>
      <text:p text:style-name="Standard"><text:s/>afert that the .ssh folder will have those key it is in home directory and its hidden</text:p>
      <text:p text:style-name="Standard"><text:s/>to enter you need {cd .ssh}</text:p>
      <text:p text:style-name="Standard"><text:s/></text:p>
      <text:p text:style-name="Standard"><text:s/>id_rsa (private key)</text:p>
      <text:p text:style-name="Standard"><text:s/>id_rsa.pub (public key)</text:p>
      <text:p text:style-name="Standard"><text:s/>Note: The data is encrypted with public key and decrypted with private key.</text:p>
      <text:p text:style-name="Standard"><text:s/>Public key is always on remote server</text:p>
      <text:p text:style-name="Standard"><text:s/>and Private key is alwasy on client side.</text:p>
      <text:p text:style-name="Standard"><text:s/></text:p>
      <text:p text:style-name="Standard"><text:s/>to check open ssh version {ssh -v localhost}</text:p>
      <text:p text:style-name="Standard"><text:s/></text:p>
      <text:p text:style-name="Standard"><text:s/></text:p>
      <text:p text:style-name="Standard"><text:s/></text:p>
      <text:p text:style-name="Standard"><text:s/>Move Commands :</text:p>
      <text:p text:style-name="Standard"><text:s/>Now to send file from one folder to another the command is : mv origin destination</text:p>
      <text:p text:style-name="Standard"><text:s/>example {mv /home/fazi/.ssh/mykey.txt /home/fazi/Documents/}</text:p>
      <text:p text:style-name="Standard"><text:s/></text:p>
      <text:p text:style-name="Standard"><text:s/>now move you file from one system to another system. we need [scp] command (secure copy).</text:p>
      <text:p text:style-name="Standard"><text:s/>Command: {</text:p>
      <text:p text:style-name="Standard"><text:s/>scp filename remoteSystemUserName@ip/folder</text:p>
      <text:p text:style-name="Standard"><text:s/>command:scp id_rsa.pub root@139.59.25.159:/home/root/.ssh/authorized_keys</text:p>
      <text:p text:style-name="Standard"><text:s text:c="2"/>}</text:p>
      <text:p text:style-name="Standard"><text:s text:c="2"/>Easy way to copy the ssh key to the remote server</text:p>
      <text:p text:style-name="Standard"/>
      <text:p text:style-name="Standard">How to copy your ssh key to your server</text:p>
      <text:p text:style-name="Standard"/>
      <text:p text:style-name="Standard">command : fazi@ScriptOne:~ ssh-copy-id -i ~/.ssh/id_rsa.pub root@172.105.7.26 <text:s/>(-i is the input fi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2"/>Very Important information.</text:p>
      <text:p text:style-name="Standard"><text:s text:c="2"/>How the linux/server file structure look like.</text:p>
      <text:p text:style-name="Standard"><text:s text:c="2"/>the first thing is you hardDrive/SSD inside it you have home anf bin folder</text:p>
      <text:p text:style-name="Standard"><text:s text:c="2"/>/home folder have your user account on server its root by default and in root you have your application files and ssh</text:p>
      <text:p text:style-name="Standard"><text:s text:c="2"/></text:p>
      <text:p text:style-name="Standard"><text:s text:c="2"/>Remember .foldername it means its hidden.</text:p>
      <text:p text:style-name="Standard"><text:s text:c="2"/></text:p>
      <text:p text:style-name="Standard"><text:s text:c="2"/>so fazi@ScriptOne:/$</text:p>
      <text:p text:style-name="Standard"><text:s text:c="2"/>here fazi is your user name of adminsitrator where as ScriptOne is the computer name</text:p>
      <text:p text:style-name="Standard"><text:soft-page-break/><text:s text:c="2"/>now /$ mean you are in your c drive (if there is no partition). in this folder you have bin=programs files(x86) and home=User(from Windows) and in that home you have your current user or administrator cd~ is the path of home.</text:p>
      <text:p text:style-name="Standard"><text:s text:c="2"/></text:p>
      <text:p text:style-name="Standard"><text:s text:c="2"/></text:p>
      <text:p text:style-name="Standard"><text:s text:c="2"/></text:p>
      <text:p text:style-name="Standard"><text:s text:c="2"/>Live Example</text:p>
      <text:p text:style-name="Standard">fazi@ScriptOne:~/Desktop$ ssh root@139.59.25.159</text:p>
      <text:p text:style-name="Standard"/>
      <text:p text:style-name="Standard">thta ip address is of my MeanStacktestingApp on digital ocean.</text:p>
      <text:p text:style-name="Standard"/>
      <text:p text:style-name="Standard">after running this application i get this</text:p>
      <text:p text:style-name="Standard">root@MeanStackTestingApp:~#</text:p>
      <text:p text:style-name="Standard"/>
      <text:p text:style-name="Standard">you see root@MeanStackTestingApp.</text:p>
      <text:p text:style-name="Standard"/>
      <text:p text:style-name="Standard">now here you can see the files inside the home directory.</text:p>
      <text:p text:style-name="Standard">root@MeanStackTestingApp:~#ls -a</text:p>
      <text:p text:style-name="Standard">. <text:s/>.. <text:s/>.bashrc <text:s/>.cache <text:s/>.cloud-locale-test.skip <text:s/>.profile <text:s/>.ssh <text:s/>snap</text:p>
      <text:p text:style-name="Standard"/>
      <text:p text:style-name="Standard">and here you can see the .ssh folder </text:p>
      <text:p text:style-name="Standard"/>
      <text:p text:style-name="Standard">root@MeanStackTestingApp:~# cd .ssh/</text:p>
      <text:p text:style-name="Standard">root@MeanStackTestingApp:~/.ssh# ls</text:p>
      <text:p text:style-name="Standard">authorized_keys</text:p>
      <text:p text:style-name="Standard"><text:s/>you can see the authorized_keys file.</text:p>
      <text:p text:style-name="Standard"><text:s/></text:p>
      <text:p text:style-name="Standard"><text:s/></text:p>
      <text:p text:style-name="Standard"><text:s/></text:p>
      <text:p text:style-name="Standard"><text:s/>in client side :</text:p>
      <text:p text:style-name="Standard"><text:s/>fazi@ScriptOne:~$ cd .ssh/</text:p>
      <text:p text:style-name="Standard">fazi@ScriptOne:~/.ssh$ ls</text:p>
      <text:p text:style-name="Standard">id_rsa <text:s/>id_rsa.pub <text:s/>known_hosts</text:p>
      <text:p text:style-name="Standard"/>
      <text:p text:style-name="Standard">Here you can see the known_hosts this file contain all you history of the serve connection if you delete it. it will ask you again for the fingerprint thing.</text:p>
      <text:p text:style-name="Standard">so known_hosts save all the fingerprint servers.</text:p>
      <text:p text:style-name="Standard"/>
      <text:p text:style-name="Standard">note: on server at drive directory you will see a folder var</text:p>
      <text:p text:style-name="Standard">and in that var folder you have log folder and in this folder you have auth.log file this actulayy tell you how the connect setup btwenn user and server and tell you all the details step by step and </text:p>
      <text:p text:style-name="Standard">tells you the error which you can use to avoid hacking.</text:p>
      <text:p text:style-name="Standard"/>
      <text:p text:style-name="Standard"/>
      <text:p text:style-name="Standard"/>
      <text:p text:style-name="Standard"/>
      <text:p text:style-name="Standard"/>
      <text:p text:style-name="Standard"/>
      <text:p text:style-name="Standard"><text:soft-page-break/>now for having the config(.txt) file in the .ssh it wihh have some info. so when you try to connet or load .ssh folder it will load config file into the memory so it will try to connet host with ip address you have provided.</text:p>
      <text:p text:style-name="Standard">in the config file you could have more than one server</text:p>
      <text:p text:style-name="Standard">config file allows you to have entery point to all server</text:p>
      <text:p text:style-name="Standard"/>
      <text:p text:style-name="Standard"/>
      <text:p text:style-name="Standard">Note the public key on the server it has the mathematical link with the client side private link. so when ever you try to connect it check that link and created the link</text:p>
      <text:p text:style-name="Standard"/>
      <text:p text:style-name="Standard"/>
      <text:p text:style-name="Standard">There are multiple types of key.</text:p>
      <text:p text:style-name="Standard">1 rsa (not much secure)</text:p>
      <text:p text:style-name="Standard">2 ed25519 (which is short and more secure)</text:p>
      <text:p text:style-name="Standard"/>
      <text:p text:style-name="Standard">ssh-keygen -t ed25519</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2T09:33:25.871946500</meta:creation-date>
    <dc:date>2021-05-02T09:34:02.310141137</dc:date>
    <meta:editing-duration>PT37S</meta:editing-duration>
    <meta:editing-cycles>1</meta:editing-cycles>
    <meta:document-statistic meta:table-count="0" meta:image-count="0" meta:object-count="0" meta:page-count="3" meta:paragraph-count="75" meta:word-count="586" meta:character-count="3556" meta:non-whitespace-character-count="2958"/>
    <meta:generator>LibreOffice/6.4.6.2$Linux_X86_64 LibreOffice_project/40$Build-2</meta:generator>
  </office:meta>
</office:document-meta>
</file>